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1 Sheet1.G3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1 Sheet1.F3:Sheet1.F11 Sheet1.G3:Sheet1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 office:value-type="string">
            <text:p>Cache up (D/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6]/[.C6]" office:value-type="float" office:value="5.47107438016529">
            <text:p>5.4710743802</text:p>
          </table:table-cell>
          <table:table-cell table:formula="of:=[.D6]/[.E6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7]/[.C7]" office:value-type="float" office:value="6.30555555555556">
            <text:p>6.3055555556</text:p>
          </table:table-cell>
          <table:table-cell table:formula="of:=[.D7]/[.E7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8]/[.C8]" office:value-type="float" office:value="6.85416666666667">
            <text:p>6.8541666667</text:p>
          </table:table-cell>
          <table:table-cell table:formula="of:=[.D8]/[.E8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9]/[.C9]" office:value-type="float" office:value="7.70987654320988">
            <text:p>7.7098765432</text:p>
          </table:table-cell>
          <table:table-cell table:formula="of:=[.D9]/[.E9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0]/[.C10]" office:value-type="float" office:value="7.26045400238949">
            <text:p>7.2604540024</text:p>
          </table:table-cell>
          <table:table-cell table:formula="of:=[.D10]/[.E10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1]/[.C11]" office:value-type="float" office:value="8.27595445411922">
            <text:p>8.2759544541</text:p>
          </table:table-cell>
          <table:table-cell table:formula="of:=[.D11]/[.E11]" office:value-type="float" office:value="23.1258465791292">
            <text:p>23.1258465791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6.2626in" svg:y="0.0311in">
            <draw:object draw:notify-on-update-of-ranges="Sheet2.A3:Sheet2.A8 Sheet2.D3:Sheet2.D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Marvell-gcc -O3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B/C)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  <table:table-cell office:value-type="float" office:value="17.7">
            <text:p>17.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  <table:table-cell office:value-type="float" office:value="58.09">
            <text:p>58.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  <table:table-cell office:value-type="float" office:value="186.5">
            <text:p>186.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  <table:table-cell office:value-type="float" office:value="625.27">
            <text:p>625.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/home/cschen/marvell/work/assigned-job/run_released_benchmark/armv7-marvell-linux-gnueabi-hard-4.6.4_x86_64_rc2_20140325/bin/arm-marvell-linux-gnueabi-gcc -O3 -mcpu=marvell-pj4b -mfpu=neon matmul.c -o matmul</text:p>
          </table:table-cell>
          <table:table-cell table:number-columns-repeated="4"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10T15:35:57</dc:date>
    <meta:editing-duration>PT2H14M30S</meta:editing-duration>
    <meta:editing-cycles>18</meta:editing-cycles>
    <meta:generator>LibreOffice/3.5$Linux_X86_64 LibreOffice_project/350m1$Build-2</meta:generator>
    <meta:document-statistic meta:table-count="3" meta:cell-count="1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1" svg:x="1.331cm" svg:y="0.855cm" svg:width="11.15cm" svg:height="7.545cm">
          <chartooo:coordinate-region svg:x="1.952cm" svg:y="1.054cm" svg:width="10.435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1" chart:class="chart:line">
            <chart:data-point chart:repeated="9"/>
          </chart:series>
          <chart:series chart:style-name="ch8" chart:values-cell-range-address="Sheet1.G3:Sheet1.G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1 Sheet1.F3:Sheet1.G11" chart:data-source-has-labels="column" svg:x="1.331cm" svg:y="2.318cm" svg:width="11.15cm" svg:height="5.521cm">
          <chartooo:coordinate-region svg:x="1.952cm" svg:y="2.517cm" svg:width="10.157cm" svg:height="4.675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1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1" chart:class="chart:line">
            <chart:data-point chart:repeated="9"/>
          </chart:series>
          <chart:series chart:style-name="ch11" chart:values-cell-range-address="Sheet1.G3:Sheet1.G1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F3:Sheet1.F11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1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BG2 (tile size = 12)</text:p>
        </chart:title>
        <chart:legend chart:legend-position="end" svg:x="13.148cm" svg:y="4.201cm" style:legend-expansion="high" chart:style-name="ch3"/>
        <chart:plot-area chart:style-name="ch4" table:cell-range-address="Sheet2.A3:Sheet2.A8 Sheet2.D3:Sheet2.D8" chart:data-source-has-labels="column" svg:x="1.331cm" svg:y="1.635cm" svg:width="11.177cm" svg:height="6.204cm">
          <chartooo:coordinate-region svg:x="1.952cm" svg:y="1.834cm" svg:width="10.184cm" svg:height="5.358cm"/>
          <chart:axis chart:dimension="x" chart:name="primary-x" chart:style-name="ch5" chartooo:axis-type="auto">
            <chartooo:date-scale/>
            <chart:title svg:x="6.743cm" svg:y="8.019cm" chart:style-name="ch6">
              <text:p>N</text:p>
            </chart:title>
            <chart:categories table:cell-range-address="Sheet2.A3:Sheet2.A8"/>
          </chart:axis>
          <chart:axis chart:dimension="y" chart:name="primary-y" chart:style-name="ch5">
            <chart:title svg:x="0.451cm" svg:y="7.123cm" chart:style-name="ch7">
              <text:p>Clang -O3 Speedup notile vs tile</text:p>
            </chart:title>
            <chart:grid chart:style-name="ch8" chart:class="major"/>
          </chart:axis>
          <chart:series chart:style-name="ch9" chart:values-cell-range-address="Sheet2.D3:Sheet2.D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